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50.41mm"/>
    </style:style>
    <style:style style:name="co9" style:family="table-column">
      <style:table-column-properties fo:break-before="auto" style:column-width="59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Alternative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" style:family="table-cell" style:parent-style-name="Alternative">
      <style:table-cell-properties fo:wrap-option="wrap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fo:border-bottom="none" fo:wrap-option="wrap" fo:border-left="none" fo:border-right="none" fo:border-top="0.74pt solid #000000"/>
    </style:style>
    <style:style style:name="ce9" style:family="table-cell" style:parent-style-name="Alternative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</style:style>
    <style:style style:name="ce12" style:family="table-cell" style:parent-style-name="Default" style:data-style-name="N107"/>
    <style:style style:name="ce13" style:family="table-cell" style:parent-style-name="Alternative" style:data-style-name="N107">
      <style:table-cell-properties fo:border-bottom="none" fo:border-left="none" fo:border-right="none" fo:border-top="0.74pt solid #000000"/>
    </style:style>
    <style:style style:name="ce14" style:family="table-cell" style:parent-style-name="Alternative" style:data-style-name="N107"/>
    <style:style style:name="ce15" style:family="table-cell" style:parent-style-name="Default" style:data-style-name="N107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ackground-color="#ff9900"/>
    </style:style>
    <style:style style:name="ce17" style:family="table-cell" style:parent-style-name="Default" style:data-style-name="N107">
      <style:table-cell-properties fo:background-color="#ff9900"/>
    </style:style>
    <style:style style:name="ce18" style:family="table-cell" style:parent-style-name="Default">
      <style:text-properties fo:font-size="5pt" style:font-size-asian="5pt" style:font-size-complex="5pt"/>
    </style:style>
    <style:style style:name="ce19" style:family="table-cell" style:parent-style-name="Alternative">
      <style:table-cell-properties fo:border-bottom="none" fo:border-left="none" fo:border-right="none" fo:border-top="0.74pt solid #000000"/>
      <style:text-properties fo:font-size="5pt" style:font-size-asian="5pt" style:font-size-complex="5pt"/>
    </style:style>
    <style:style style:name="ce20" style:family="table-cell" style:parent-style-name="Alternative">
      <style:text-properties fo:font-size="5pt" style:font-size-asian="5pt" style:font-size-complex="5pt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size="5pt" style:font-size-asian="5pt" style:font-size-complex="5pt"/>
    </style:style>
  </office:automatic-styles>
  <office:body>
    <office:spreadsheet>
      <table:table table:name="Sheet1" table:style-name="ta1" table:print-ranges="Sheet1.A4:Sheet1.H39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8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bill of materials / cost assessment</text:p>
          </table:table-cell>
          <table:covered-table-cell/>
          <table:table-cell table:number-columns-repeated="2"/>
          <table:table-cell table:style-name="ce16" office:value-type="string" calcext:value-type="string">
            <text:p>SUM</text:p>
          </table:table-cell>
          <table:table-cell table:style-name="ce17" table:formula="of:=SUM([.F5:.F47])" office:value-type="currency" office:currency="EUR" office:value="41.2" calcext:value-type="currency">
            <text:p>41,2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stem 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IF(NOT(ISBLANK([.E5]));[.E5]*[.D5]; &quot;&quot;)">
            <text:p/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price Reference</text:p>
          </table:table-cell>
          <table:table-cell table:style-name="ce9" office:value-type="string" calcext:value-type="string">
            <text:p>Stairville DDC-6 DMX Controller</text:p>
          </table:table-cell>
          <table:table-cell table:style-name="ce9" office:value-type="string" calcext:value-type="string">
            <text:p>6ch</text:p>
          </table:table-cell>
          <table:table-cell table:style-name="ce13" office:value-type="currency" office:currency="EUR" office:value="39" calcext:value-type="currency">
            <text:p>39,00 €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NOT(ISBLANK([.E6]));[.E6]*[.D6]; &quot;&quot;)" office:value-type="currency" office:currency="EUR" office:value="0" calcext:value-type="currency">
            <text:p>0,00 €</text:p>
          </table:table-cell>
          <table:table-cell table:style-name="ce9"/>
          <table:table-cell table:style-name="ce19" office:value-type="string" calcext:value-type="string">
            <text:p>http://www.thomann.de/de/stairville_ddc6_dmx_controller.htm</text:p>
          </table:table-cell>
          <table:table-cell table:style-name="ce9" table:number-columns-repeated="1016"/>
        </table:table-row>
        <table:table-row table:style-name="ro1">
          <table:covered-table-cell table:style-name="ce4"/>
          <table:table-cell table:style-name="Alternative" office:value-type="string" calcext:value-type="string">
            <text:p>Stairville DDC-12 DMX Controller</text:p>
          </table:table-cell>
          <table:table-cell table:style-name="Alternative" office:value-type="string" calcext:value-type="string">
            <text:p>12ch</text:p>
          </table:table-cell>
          <table:table-cell table:style-name="ce14" office:value-type="currency" office:currency="EUR" office:value="59" calcext:value-type="currency">
            <text:p>59,00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7]));[.E7]*[.D7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thomann.de/de/stairville_ddc12_dmx_controller.htm</text:p>
          </table:table-cell>
          <table:table-cell table:style-name="Alternative" table:number-columns-repeated="1016"/>
        </table:table-row>
        <table:table-row table:style-name="ro1">
          <table:covered-table-cell table:style-name="ce4"/>
          <table:table-cell table:style-name="Alternative" office:value-type="string" calcext:value-type="string">
            <text:p>small controllers with scene memory</text:p>
          </table:table-cell>
          <table:table-cell table:style-name="Alternative" office:value-type="string" calcext:value-type="string">
            <text:p>starting at about</text:p>
          </table:table-cell>
          <table:table-cell table:style-name="ce14" office:value-type="currency" office:currency="EUR" office:value="100" calcext:value-type="currency">
            <text:p>100,00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8]));[.E8]*[.D8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/>
          <table:table-cell table:style-name="Alternative"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3">
            <text:p>Main Controller</text:p>
          </table:table-cell>
          <table:table-cell table:style-name="ce10" office:value-type="string" calcext:value-type="string">
            <text:p>GENUINO Micro</text:p>
          </table:table-cell>
          <table:table-cell table:style-name="ce10" office:value-type="string" calcext:value-type="string">
            <text:p>No real 3.3V output</text:p>
          </table:table-cell>
          <table:table-cell table:style-name="ce15" office:value-type="currency" office:currency="EUR" office:value="11.99" calcext:value-type="currency">
            <text:p>11,99 €</text:p>
          </table:table-cell>
          <table:table-cell table:style-name="ce10" office:value-type="float" office:value="1" calcext:value-type="float">
            <text:p>1</text:p>
          </table:table-cell>
          <table:table-cell table:style-name="ce15" table:formula="of:=IF(NOT(ISBLANK([.E9]));[.E9]*[.D9]; &quot;&quot;)" office:value-type="currency" office:currency="EUR" office:value="11.99" calcext:value-type="currency">
            <text:p>11,99 €</text:p>
          </table:table-cell>
          <table:table-cell table:style-name="ce10"/>
          <table:table-cell table:style-name="ce21" office:value-type="string" calcext:value-type="string">
            <text:p>http://www.exp-tech.de/genuino-micro</text:p>
          </table:table-cell>
          <table:table-cell table:style-name="ce10" table:number-columns-repeated="1016"/>
        </table:table-row>
        <table:table-row table:style-name="ro1">
          <table:covered-table-cell/>
          <table:table-cell table:style-name="Alternative" office:value-type="string" calcext:value-type="string">
            <text:p>OLIMEXINO 32-U4</text:p>
          </table:table-cell>
          <table:table-cell table:style-name="Alternative"/>
          <table:table-cell table:style-name="ce14" office:value-type="currency" office:currency="EUR" office:value="14.95" calcext:value-type="currency">
            <text:p>14,95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10]));[.E10]*[.D10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exp-tech.de/olimexino-32u4-arduino-leonardo-like-development-board</text:p>
          </table:table-cell>
          <table:table-cell table:number-columns-repeated="1016"/>
        </table:table-row>
        <table:table-row table:style-name="ro1">
          <table:covered-table-cell/>
          <table:table-cell table:style-name="Alternative" office:value-type="string" calcext:value-type="string">
            <text:p>Pololu A-Star 32U4 Prime LV microSD</text:p>
          </table:table-cell>
          <table:table-cell table:style-name="Alternative" office:value-type="string" calcext:value-type="string">
            <text:p>Input 2,7-11,8V → Battery Powered</text:p>
          </table:table-cell>
          <table:table-cell table:style-name="ce14" office:value-type="currency" office:currency="EUR" office:value="31" calcext:value-type="currency">
            <text:p>31,00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11]));[.E11]*[.D11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exp-tech.de/pololu-a-star-32u4-prime-lv-micros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3">
            <text:p>DMX</text:p>
          </table:table-cell>
          <table:table-cell table:style-name="ce9" office:value-type="string" calcext:value-type="string">
            <text:p>DMX-transceiver board</text:p>
          </table:table-cell>
          <table:table-cell table:style-name="ce9" office:value-type="string" calcext:value-type="string">
            <text:p>ISOLATED (Parts 10E, PCB 10E)</text:p>
          </table:table-cell>
          <table:table-cell table:style-name="ce13" office:value-type="currency" office:currency="EUR" office:value="20" calcext:value-type="currency">
            <text:p>20,00 €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NOT(ISBLANK([.E12]));[.E12]*[.D12]; &quot;&quot;)" office:value-type="currency" office:currency="EUR" office:value="0" calcext:value-type="currency">
            <text:p>0,00 €</text:p>
          </table:table-cell>
          <table:table-cell table:style-name="ce9"/>
          <table:table-cell table:style-name="ce19" office:value-type="string" calcext:value-type="string">
            <text:p>/media/stefan/BackUp/_projects/__finished/2012_12_26__DMX_transceiver__pcb/</text:p>
          </table:table-cell>
          <table:table-cell table:style-name="ce10" table:number-columns-repeated="1016"/>
        </table:table-row>
        <table:table-row table:style-name="ro1">
          <table:covered-table-cell/>
          <table:table-cell office:value-type="string" calcext:value-type="string">
            <text:p>MAX 485 ECPA</text:p>
          </table:table-cell>
          <table:table-cell office:value-type="string" calcext:value-type="string">
            <text:p>Nonisolated / Simple</text:p>
          </table:table-cell>
          <table:table-cell office:value-type="currency" office:currency="EUR" office:value="2.35" calcext:value-type="currency">
            <text:p>2,35 €</text:p>
          </table:table-cell>
          <table:table-cell office:value-type="float" office:value="2" calcext:value-type="float">
            <text:p>2</text:p>
          </table:table-cell>
          <table:table-cell table:formula="of:=IF(NOT(ISBLANK([.E13]));[.E13]*[.D13]; &quot;&quot;)" office:value-type="currency" office:currency="EUR" office:value="4.7" calcext:value-type="currency">
            <text:p>4,70 €</text:p>
          </table:table-cell>
          <table:table-cell/>
          <table:table-cell office:value-type="string" calcext:value-type="string">
            <text:p>http://www.reichelt.de/ICs-MAX-0100-0499/MAX-485-ECPA/3/index.html?ACTION=3&amp;GROUPID=5468&amp;ARTICLE=56997&amp;START=0&amp;OFFSET=16&amp;WKID=0&amp;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GS 8P :: IC-Sockel, 8-polig, superflach, gedreht, vergold.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E13]" office:value-type="float" office:value="2" calcext:value-type="float">
            <text:p>2</text:p>
          </table:table-cell>
          <table:table-cell table:formula="of:=IF(NOT(ISBLANK([.E14]));[.E14]*[.D14]; &quot;&quot;)" office:value-type="currency" office:currency="EUR" office:value="0.36" calcext:value-type="currency">
            <text:p>0,36 €</text:p>
          </table:table-cell>
          <table:table-cell/>
          <table:table-cell office:value-type="string" calcext:value-type="string">
            <text:p>http://www.reichelt.de/IC-Sockel/GS-8P/3/index.html?ACTION=3&amp;GROUPID=3215&amp;ARTICLE=8231&amp;OFFSET=500&amp;WKID=0&amp;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2">
            <text:p>SD-Card as Memory</text:p>
          </table:table-cell>
          <table:table-cell table:style-name="ce10" office:value-type="string" calcext:value-type="string">
            <text:p>Pololu Breakout Board for microSD Card</text:p>
          </table:table-cell>
          <table:table-cell table:style-name="ce10" office:value-type="string" calcext:value-type="string">
            <text:p>with 3.3V Reg and Level Shifters</text:p>
          </table:table-cell>
          <table:table-cell table:style-name="ce15" office:value-type="currency" office:currency="EUR" office:value="7.3" calcext:value-type="currency">
            <text:p>7,30 €</text:p>
          </table:table-cell>
          <table:table-cell table:style-name="ce10" office:value-type="float" office:value="1" calcext:value-type="float">
            <text:p>1</text:p>
          </table:table-cell>
          <table:table-cell table:style-name="ce15" table:formula="of:=IF(NOT(ISBLANK([.E15]));[.E15]*[.D15]; &quot;&quot;)" office:value-type="currency" office:currency="EUR" office:value="7.3" calcext:value-type="currency">
            <text:p>7,30 €</text:p>
          </table:table-cell>
          <table:table-cell table:style-name="ce10"/>
          <table:table-cell table:style-name="ce21" office:value-type="string" calcext:value-type="string">
            <text:p>http://www.exp-tech.de/pololu-breakout-board-for-microsd-card-with-3-3v-regulator-and-level-shifters</text:p>
          </table:table-cell>
          <table:table-cell table:style-name="ce10" table:number-columns-repeated="1016"/>
        </table:table-row>
        <table:table-row table:style-name="ro1">
          <table:covered-table-cell/>
          <table:table-cell office:value-type="string" calcext:value-type="string">
            <text:p>MicroSDHC-Card 4GB - Intenso Class 10</text:p>
          </table:table-cell>
          <table:table-cell office:value-type="string" calcext:value-type="string">
            <text:p>INTENSO 3413450</text:p>
          </table:table-cell>
          <table:table-cell office:value-type="currency" office:currency="EUR" office:value="3.5" calcext:value-type="currency">
            <text:p>3,50 €</text:p>
          </table:table-cell>
          <table:table-cell office:value-type="float" office:value="1" calcext:value-type="float">
            <text:p>1</text:p>
          </table:table-cell>
          <table:table-cell table:formula="of:=IF(NOT(ISBLANK([.E16]));[.E16]*[.D16]; &quot;&quot;)" office:value-type="currency" office:currency="EUR" office:value="3.5" calcext:value-type="currency">
            <text:p>3,50 €</text:p>
          </table:table-cell>
          <table:table-cell/>
          <table:table-cell office:value-type="string" calcext:value-type="string">
            <text:p>http://www.reichelt.de/SD-Karten-Micro-/INTENSO-3413450/3/index.html?ACTION=3&amp;GROUPID=4802&amp;ARTICLE=126585&amp;OFFSET=16&amp;WKID=0&amp;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Display</text:p>
          </table:table-cell>
          <table:table-cell table:style-name="ce9" office:value-type="string" calcext:value-type="string">
            <text:p>Adafruit Assembled Standard LCD 16x2 + extras - White on Blue</text:p>
          </table:table-cell>
          <table:table-cell table:style-name="ce9"/>
          <table:table-cell table:style-name="ce13" office:value-type="currency" office:currency="EUR" office:value="11.99" calcext:value-type="currency">
            <text:p>11,99 €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NOT(ISBLANK([.E17]));[.E17]*[.D17]; &quot;&quot;)" office:value-type="currency" office:currency="EUR" office:value="0" calcext:value-type="currency">
            <text:p>0,00 €</text:p>
          </table:table-cell>
          <table:table-cell table:style-name="ce9"/>
          <table:table-cell table:style-name="ce19" office:value-type="string" calcext:value-type="string">
            <text:p>http://www.exp-tech.de/displays/lcd/adafruit-assembled-standard-lcd-16x2-extras-white-on-blue</text:p>
          </table:table-cell>
          <table:table-cell table:style-name="ce10" table:number-columns-repeated="1016"/>
        </table:table-row>
        <table:table-row table:style-name="ro1">
          <table:covered-table-cell table:style-name="ce7"/>
          <table:table-cell table:style-name="Alternative" office:value-type="string" calcext:value-type="string">
            <text:p>EA DIP203G-4 :: LCD DIP-Modul, Supertwist, 4x20 Zeichen, gb/gn</text:p>
          </table:table-cell>
          <table:table-cell table:style-name="Alternative" office:value-type="string" calcext:value-type="string">
            <text:p>SPI</text:p>
          </table:table-cell>
          <table:table-cell table:style-name="ce14" office:value-type="currency" office:currency="EUR" office:value="17.9" calcext:value-type="currency">
            <text:p>17,90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reichelt.de/LCD-Module-DIP-Anschluss/EA-DIP203G-4/3/index.html?ACTION=3&amp;GROUPID=3009&amp;ARTICLE=129611&amp;OFFSET=500&amp;WKID=0&amp;</text:p>
          </table:table-cell>
          <table:table-cell table:number-columns-repeated="1016"/>
        </table:table-row>
        <table:table-row table:style-name="ro1">
          <table:covered-table-cell table:style-name="ce7"/>
          <table:table-cell office:value-type="string" calcext:value-type="string">
            <text:p>EA DOGM204W-A :: LCD-Modul 4x 20, weiß</text:p>
          </table:table-cell>
          <table:table-cell office:value-type="string" calcext:value-type="string">
            <text:p>SPI / I2C – bg ilumi. Opt.</text:p>
          </table:table-cell>
          <table:table-cell office:value-type="currency" office:currency="EUR" office:value="13.3" calcext:value-type="currency">
            <text:p>13,30 €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www.reichelt.de/DOG-LCD-Module/EA-DOGM204W-A/3/index.html?&amp;ACTION=3&amp;LA=2&amp;ARTICLE=140429&amp;GROUPID=3007&amp;artnr=EA+DOGM204W-A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Alternative" office:value-type="string" calcext:value-type="string">
            <text:p>Blue&amp;White I2C LCD 2004 Module V2</text:p>
          </table:table-cell>
          <table:table-cell table:style-name="Alternative" office:value-type="string" calcext:value-type="string">
            <text:p>I2C</text:p>
          </table:table-cell>
          <table:table-cell table:style-name="ce14" office:value-type="currency" office:currency="EUR" office:value="19.8" calcext:value-type="currency">
            <text:p>19,80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20]));[.E20]*[.D20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exp-tech.de/displays/lcd/blue-white-i2c-lcd-2004-module-v2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Alternative" office:value-type="string" calcext:value-type="string">
            <text:p>Adafruit Standard LCD 20x4 + extras</text:p>
          </table:table-cell>
          <table:table-cell table:style-name="Alternative"/>
          <table:table-cell table:style-name="ce14" office:value-type="currency" office:currency="EUR" office:value="18.99" calcext:value-type="currency">
            <text:p>18,99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21]));[.E21]*[.D21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exp-tech.de/displays/lcd/standard-lcd-20x4-extra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4">
            <text:p>Infraed receiver</text:p>
          </table:table-cell>
          <table:table-cell table:style-name="ce10" office:value-type="string" calcext:value-type="string">
            <text:p>TSOP 31238 :: IR-Empfänger-Module TSOP31238 38kHz</text:p>
          </table:table-cell>
          <table:table-cell table:style-name="ce10"/>
          <table:table-cell table:style-name="ce15" office:value-type="currency" office:currency="EUR" office:value="0.74" calcext:value-type="currency">
            <text:p>0,74 €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IF(NOT(ISBLANK([.E22]));[.E22]*[.D22]; &quot;&quot;)" office:value-type="currency" office:currency="EUR" office:value="0" calcext:value-type="currency">
            <text:p>0,00 €</text:p>
          </table:table-cell>
          <table:table-cell table:style-name="ce10"/>
          <table:table-cell table:style-name="ce21" office:value-type="string" calcext:value-type="string">
            <text:p>http://www.reichelt.de/Fotodioden-etc-/TSOP-31238/3/index.html?ACTION=3&amp;GROUPID=3045&amp;ARTICLE=107210&amp;SEARCH=TSOP%2031238&amp;OFFSET=16&amp;WKID=0&amp;</text:p>
          </table:table-cell>
          <table:table-cell table:style-name="ce10" table:number-columns-repeated="1016"/>
        </table:table-row>
        <table:table-row table:style-name="ro1">
          <table:covered-table-cell/>
          <table:table-cell office:value-type="string" calcext:value-type="string">
            <text:p>LUM KLB 4 :: Klinkeneinbaubuchse, 3,5mm Stereo</text:p>
          </table:table-cell>
          <table:table-cell office:value-type="string" calcext:value-type="string">
            <text:p>For external infrared receiver</text:p>
          </table:table-cell>
          <table:table-cell office:value-type="currency" office:currency="EUR" office:value="0.84" calcext:value-type="currency">
            <text:p>0,84 €</text:p>
          </table:table-cell>
          <table:table-cell office:value-type="float" office:value="0" calcext:value-type="float">
            <text:p>0</text:p>
          </table:table-cell>
          <table:table-cell table:formula="of:=IF(NOT(ISBLANK([.E23]));[.E23]*[.D23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reichelt.de/Klinkeneinbaubuchsen/LUM-KLB-4/3/index.html?ACTION=3&amp;GROUPID=5172&amp;ARTICLE=116183&amp;OFFSET=500&amp;WKID=0&amp;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AVK 181-300 :: Verlängerung Klinke-&gt;Klinke / 3,5mm / 3,0m</text:p>
          </table:table-cell>
          <table:table-cell office:value-type="string" calcext:value-type="string">
            <text:p>extension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0" calcext:value-type="float">
            <text:p>0</text:p>
          </table:table-cell>
          <table:table-cell table:formula="of:=IF(NOT(ISBLANK([.E24]));[.E24]*[.D24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reichelt.de/A-V-Kabel-Klinke-/AVK-181-300/3/index.html?ARTICLE=10726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FKE SG 35 :: NF-Kabel,Klinke 3.5mm,stereo,gerade,1.8m</text:p>
          </table:table-cell>
          <table:table-cell office:value-type="string" calcext:value-type="string">
            <text:p>cabel with open wire end</text:p>
          </table:table-cell>
          <table:table-cell office:value-type="currency" office:currency="EUR" office:value="2.1" calcext:value-type="currency">
            <text:p>2,10 €</text:p>
          </table:table-cell>
          <table:table-cell office:value-type="float" office:value="0" calcext:value-type="float">
            <text:p>0</text:p>
          </table:table-cell>
          <table:table-cell table:formula="of:=IF(NOT(ISBLANK([.E25]));[.E25]*[.D25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reichelt.de/Klinkenstecker/NFKE-SG-35/3/index.html?ACTION=3&amp;GROUPID=5170&amp;ARTICLE=10957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4">
            <text:p>Connectors</text:p>
          </table:table-cell>
          <table:table-cell table:style-name="ce10" office:value-type="string" calcext:value-type="string">
            <text:p>NEUTRIK NC3FDLX :: XLR Einbaubuchse, 3-polig, Silber, vernickelt, Löt</text:p>
          </table:table-cell>
          <table:table-cell table:style-name="ce11" office:value-type="string" calcext:value-type="string" table:number-columns-spanned="1" table:number-rows-spanned="2">
            <text:p>DMX-OUT</text:p>
          </table:table-cell>
          <table:table-cell table:style-name="ce15" office:value-type="currency" office:currency="EUR" office:value="3.65" calcext:value-type="currency">
            <text:p>3,65 €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IF(NOT(ISBLANK([.E26]));[.E26]*[.D26]; &quot;&quot;)" office:value-type="currency" office:currency="EUR" office:value="0" calcext:value-type="currency">
            <text:p>0,00 €</text:p>
          </table:table-cell>
          <table:table-cell table:style-name="ce10"/>
          <table:table-cell table:style-name="ce21" office:value-type="string" calcext:value-type="string">
            <text:p>http://www.reichelt.de/XLR-Einbaubuchsen-stecker/NEUTRIK-NC3FDLX/3/index.html?ACTION=3&amp;GROUPID=5188&amp;ARTICLE=131997&amp;OFFSET=16&amp;WKID=0&amp;</text:p>
          </table:table-cell>
          <table:table-cell table:style-name="ce10"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XLR 3EB :: XLR-Einbaubuchse, 3-polig mit Verriegelung</text:p>
          </table:table-cell>
          <table:covered-table-cell/>
          <table:table-cell office:value-type="currency" office:currency="EUR" office:value="0.98" calcext:value-type="currency">
            <text:p>0,98 €</text:p>
          </table:table-cell>
          <table:table-cell office:value-type="float" office:value="2" calcext:value-type="float">
            <text:p>2</text:p>
          </table:table-cell>
          <table:table-cell table:formula="of:=IF(NOT(ISBLANK([.E27]));[.E27]*[.D27]; &quot;&quot;)" office:value-type="currency" office:currency="EUR" office:value="1.96" calcext:value-type="currency">
            <text:p>1,96 €</text:p>
          </table:table-cell>
          <table:table-cell/>
          <table:table-cell office:value-type="string" calcext:value-type="string">
            <text:p>http://www.reichelt.de/XLR-Einbaubuchsen-stecker/XLR-3EB/3/index.html?&amp;ACTION=3&amp;LA=2&amp;ARTICLE=22899&amp;GROUPID=5188&amp;artnr=XLR+3EB</text:p>
          </table:table-cell>
          <table:table-cell table:number-columns-repeated="1016"/>
        </table:table-row>
        <table:table-row table:style-name="ro1">
          <table:covered-table-cell table:style-name="ce2"/>
          <table:table-cell office:value-type="string" calcext:value-type="string">
            <text:p>HEBLM 21 :: Hohlstecker-Buchse, Zentraleinbau, Metall</text:p>
          </table:table-cell>
          <table:table-cell office:value-type="string" calcext:value-type="string">
            <text:p>power in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float" office:value="1" calcext:value-type="float">
            <text:p>1</text:p>
          </table:table-cell>
          <table:table-cell table:formula="of:=IF(NOT(ISBLANK([.E28]));[.E28]*[.D28]; &quot;&quot;)" office:value-type="currency" office:currency="EUR" office:value="0.81" calcext:value-type="currency">
            <text:p>0,81 €</text:p>
          </table:table-cell>
          <table:table-cell/>
          <table:table-cell office:value-type="string" calcext:value-type="string">
            <text:p>http://www.reichelt.de/Hohlstecker/HEBLM-21/3/index.html?&amp;ACTION=3&amp;LA=2&amp;ARTICLE=35268&amp;GROUPID=3258&amp;artnr=HEBLM+21&amp;SEARCH=Hohlstecke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NEUTRIK NR-J6HF :: Neutrik-Klinkenbuchse, 6,35mm, stereo, Slim</text:p>
          </table:table-cell>
          <table:table-cell office:value-type="string" calcext:value-type="string">
            <text:p>external</text:p>
          </table:table-cell>
          <table:table-cell office:value-type="currency" office:currency="EUR" office:value="0.65" calcext:value-type="currency">
            <text:p>0,65 €</text:p>
          </table:table-cell>
          <table:table-cell office:value-type="float" office:value="0" calcext:value-type="float">
            <text:p>0</text:p>
          </table:table-cell>
          <table:table-cell table:formula="of:=IF(NOT(ISBLANK([.E29]));[.E29]*[.D29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reichelt.de/Klinkeneinbaubuchsen/NEUTRIK-NR-J6HF/3/index.html?ACTION=3&amp;GROUPID=5172&amp;ARTICLE=116984&amp;OFFSET=500&amp;WKID=0&amp;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5">
            <text:p>Rotary Encoder</text:p>
          </table:table-cell>
          <table:table-cell table:style-name="ce10" office:value-type="string" calcext:value-type="string">
            <text:p>Rotary Encoder - Illuminated (RGB)</text:p>
          </table:table-cell>
          <table:table-cell table:style-name="ce10"/>
          <table:table-cell table:style-name="ce15" office:value-type="currency" office:currency="EUR" office:value="4.25" calcext:value-type="currency">
            <text:p>4,25 €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IF(NOT(ISBLANK([.E30]));[.E30]*[.D30]; &quot;&quot;)" office:value-type="currency" office:currency="EUR" office:value="0" calcext:value-type="currency">
            <text:p>0,00 €</text:p>
          </table:table-cell>
          <table:table-cell table:style-name="ce10"/>
          <table:table-cell table:style-name="ce21" office:value-type="string" calcext:value-type="string">
            <text:p>http://www.exp-tech.de/rotary-encoder-illuminated-rgb</text:p>
          </table:table-cell>
          <table:table-cell table:style-name="ce10" table:number-columns-repeated="1016"/>
        </table:table-row>
        <table:table-row table:style-name="ro1">
          <table:covered-table-cell/>
          <table:table-cell office:value-type="string" calcext:value-type="string">
            <text:p>Plastik-Drehknopf</text:p>
          </table:table-cell>
          <table:table-cell office:value-type="string" calcext:value-type="string">
            <text:p>transparent</text:p>
          </table:table-cell>
          <table:table-cell office:value-type="currency" office:currency="EUR" office:value="0.89" calcext:value-type="currency">
            <text:p>0,89 €</text:p>
          </table:table-cell>
          <table:table-cell office:value-type="float" office:value="0" calcext:value-type="float">
            <text:p>0</text:p>
          </table:table-cell>
          <table:table-cell table:formula="of:=IF(NOT(ISBLANK([.E31]));[.E31]*[.D31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exp-tech.de/clear-plastic-knob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TEC11B03 :: ALPS STEC11B Drehimpulsg., 15/30, vert., MT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IF(NOT(ISBLANK([.E32]));[.E32]*[.D32]; &quot;&quot;)" office:value-type="currency" office:currency="EUR" office:value="3.3" calcext:value-type="currency">
            <text:p>3,30 €</text:p>
          </table:table-cell>
          <table:table-cell/>
          <table:table-cell office:value-type="string" calcext:value-type="string">
            <text:p>http://www.reichelt.de/Drehimpulsgeber/STEC11B03/3/index.html?ACTION=3&amp;GROUPID=3714&amp;ARTICLE=73913&amp;SEARCH=Drehimpulsgeber&amp;OFFSET=500&amp;WKID=0&amp;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EN 521.611 :: Drehknopf, øA 12mm, ød 6mm, Strichanzeige</text:p>
          </table:table-cell>
          <table:table-cell office:value-type="string" calcext:value-type="string">
            <text:p>alu</text:p>
          </table:table-cell>
          <table:table-cell office:value-type="currency" office:currency="EUR" office:value="1.95" calcext:value-type="currency">
            <text:p>1,95 €</text:p>
          </table:table-cell>
          <table:table-cell office:value-type="float" office:value="0" calcext:value-type="float">
            <text:p>0</text:p>
          </table:table-cell>
          <table:table-cell table:formula="of:=IF(NOT(ISBLANK([.E33]));[.E33]*[.D33]; &quot;&quot;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://www.reichelt.de/Potiknoepfe/MEN-521-611/3/index.html?ACTION=3&amp;GROUPID=3139&amp;ARTICLE=135554&amp;OFFSET=500&amp;WKID=0&amp;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KNOPF 10-150B :: Drehknopf für Rundachse 6mm</text:p>
          </table:table-cell>
          <table:table-cell office:value-type="string" calcext:value-type="string">
            <text:p>plastik</text:p>
          </table:table-cell>
          <table:table-cell office:value-type="currency" office:currency="EUR" office:value="0.28" calcext:value-type="currency">
            <text:p>0,28 €</text:p>
          </table:table-cell>
          <table:table-cell office:value-type="float" office:value="1" calcext:value-type="float">
            <text:p>1</text:p>
          </table:table-cell>
          <table:table-cell table:formula="of:=IF(NOT(ISBLANK([.E34]));[.E34]*[.D34]; &quot;&quot;)" office:value-type="currency" office:currency="EUR" office:value="0.28" calcext:value-type="currency">
            <text:p>0,28 €</text:p>
          </table:table-cell>
          <table:table-cell/>
          <table:table-cell office:value-type="string" calcext:value-type="string">
            <text:p>http://www.reichelt.de/Potiknoepfe/KNOPF-10-150B/3/index.html?ACTION=3&amp;GROUPID=3139&amp;ARTICLE=73959&amp;OFFSET=500&amp;WKID=0&amp;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4">
            <text:p>Buttons</text:p>
          </table:table-cell>
          <table:table-cell table:style-name="ce10" office:value-type="string" calcext:value-type="string">
            <text:p>TASTE 6425.0101 :: Eingabetaster ohne LED,16mm</text:p>
          </table:table-cell>
          <table:table-cell table:style-name="ce10"/>
          <table:table-cell table:style-name="ce15" office:value-type="currency" office:currency="EUR" office:value="1.35" calcext:value-type="currency">
            <text:p>1,35 €</text:p>
          </table:table-cell>
          <table:table-cell table:style-name="ce10" office:value-type="float" office:value="4" calcext:value-type="float">
            <text:p>4</text:p>
          </table:table-cell>
          <table:table-cell table:style-name="ce15" table:formula="of:=IF(NOT(ISBLANK([.E35]));[.E35]*[.D35]; &quot;&quot;)" office:value-type="currency" office:currency="EUR" office:value="5.4" calcext:value-type="currency">
            <text:p>5,40 €</text:p>
          </table:table-cell>
          <table:table-cell table:style-name="ce10"/>
          <table:table-cell table:style-name="ce21" office:value-type="string" calcext:value-type="string">
            <text:p>http://www.reichelt.de/Eingabetaster-Digitast-/TASTE-6425-0101/3/index.html?ACTION=3&amp;GROUPID=3280&amp;ARTICLE=108225&amp;OFFSET=500&amp;WKID=0&amp;</text:p>
          </table:table-cell>
          <table:table-cell table:style-name="ce10" table:number-columns-repeated="1016"/>
        </table:table-row>
        <table:table-row table:style-name="ro1">
          <table:covered-table-cell table:style-name="ce7"/>
          <table:table-cell office:value-type="string" calcext:value-type="string">
            <text:p>TASTE S 829 :: Tastenköpfe+LED-Fenster,16mm,anthrazit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E35]" office:value-type="float" office:value="4" calcext:value-type="float">
            <text:p>4</text:p>
          </table:table-cell>
          <table:table-cell table:formula="of:=IF(NOT(ISBLANK([.E36]));[.E36]*[.D36]; &quot;&quot;)" office:value-type="currency" office:currency="EUR" office:value="1.6" calcext:value-type="currency">
            <text:p>1,60 €</text:p>
          </table:table-cell>
          <table:table-cell/>
          <table:table-cell office:value-type="string" calcext:value-type="string">
            <text:p>http://www.reichelt.de/Eingabetaster-Digitast-/TASTE-S-829/3/index.html?&amp;ACTION=3&amp;LA=3&amp;ARTICLE=108230&amp;GROUPID=3280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Alternative" office:value-type="string" calcext:value-type="string">
            <text:p>TASTER 3FTH9 :: Multimec Taster ohne Beleucht., Printanschluss</text:p>
          </table:table-cell>
          <table:table-cell table:style-name="Alternative"/>
          <table:table-cell table:style-name="ce14" office:value-type="currency" office:currency="EUR" office:value="0.95" calcext:value-type="currency">
            <text:p>0,95 €</text:p>
          </table:table-cell>
          <table:table-cell table:style-name="Alternative" office:value-type="float" office:value="0" calcext:value-type="float">
            <text:p>0</text:p>
          </table:table-cell>
          <table:table-cell table:style-name="ce14" table:formula="of:=IF(NOT(ISBLANK([.E37]));[.E37]*[.D37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reichelt.de/Kurzhubtaster/TASTER-3FTH9/3/index.html?ACTION=3&amp;GROUPID=3278&amp;ARTICLE=156904&amp;OFFSET=500&amp;WKID=0&amp;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Alternative" office:value-type="string" calcext:value-type="string">
            <text:p>KAPPE 1D16 :: Kappe, rund, transp. matt weiss für Taster 3F…</text:p>
          </table:table-cell>
          <table:table-cell table:style-name="Alternative"/>
          <table:table-cell table:style-name="ce14" office:value-type="currency" office:currency="EUR" office:value="0.25" calcext:value-type="currency">
            <text:p>0,25 €</text:p>
          </table:table-cell>
          <table:table-cell table:style-name="Alternative" table:formula="of:=[.E37]" office:value-type="float" office:value="0" calcext:value-type="float">
            <text:p>0</text:p>
          </table:table-cell>
          <table:table-cell table:style-name="ce14" table:formula="of:=IF(NOT(ISBLANK([.E38]));[.E38]*[.D38]; &quot;&quot;)" office:value-type="currency" office:currency="EUR" office:value="0" calcext:value-type="currency">
            <text:p>0,00 €</text:p>
          </table:table-cell>
          <table:table-cell table:style-name="Alternative"/>
          <table:table-cell table:style-name="ce20" office:value-type="string" calcext:value-type="string">
            <text:p>http://www.reichelt.de/Kurzhubtaster/KAPPE-1D16/3/index.html?ACTION=3&amp;GROUPID=3278&amp;ARTICLE=82190&amp;OFFSET=500&amp;WKID=0&amp;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ase</text:p>
          </table:table-cell>
          <table:table-cell table:style-name="ce10" office:value-type="string" calcext:value-type="string">
            <text:p><text:s/>TO BE DEFINED</text:p>
          </table:table-cell>
          <table:table-cell table:style-name="ce10"/>
          <table:table-cell table:style-name="ce15" office:value-type="currency" office:currency="EUR" office:value="20" calcext:value-type="currency">
            <text:p>20,00 €</text:p>
          </table:table-cell>
          <table:table-cell table:style-name="ce10" office:value-type="float" office:value="0" calcext:value-type="float">
            <text:p>0</text:p>
          </table:table-cell>
          <table:table-cell table:style-name="ce15" table:formula="of:=IF(NOT(ISBLANK([.E39]));[.E39]*[.D39]; &quot;&quot;)" office:value-type="currency" office:currency="EUR" office:value="0" calcext:value-type="currency">
            <text:p>0,00 €</text:p>
          </table:table-cell>
          <table:table-cell table:style-name="ce10"/>
          <table:table-cell table:style-name="ce21"/>
          <table:table-cell table:style-name="ce10" table:number-columns-repeated="1016"/>
        </table:table-row>
        <table:table-row table:style-name="ro1">
          <table:table-cell table:number-columns-repeated="5"/>
          <table:table-cell table:formula="of:=IF(NOT(ISBLANK([.E40]));[.E40]*[.D40]; &quot;&quot;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IF(NOT(ISBLANK([.E41]));[.E41]*[.D41]; &quot;&quot;)">
            <text:p/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IF(NOT(ISBLANK([.E42]));[.E42]*[.D42]; &quot;&quot;)">
            <text:p/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ve" style:family="table-cell" style:parent-style-name="Default">
      <style:text-properties fo:color="#cccccc"/>
    </style:style>
  </office:styles>
  <office:automatic-styles>
    <style:page-layout style:name="Mpm1">
      <style:page-layout-properties fo:page-width="420mm" fo:page-height="297mm" style:num-format="1" style:print-orientation="landscape" fo:margin-top="0mm" fo:margin-bottom="0mm" fo:margin-left="0mm" fo:margin-right="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.00.0000</text:date>, <text:time style:data-style-name="N2" text:time-value="21:30:08.52485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5-09-26T22:01:17.370465428</meta:creation-date>
    <meta:generator>LibreOffice/4.4.2.2$Linux_X86_64 LibreOffice_project/40m0$Build-2</meta:generator>
    <dc:date>2015-10-03T22:05:36.781783473</dc:date>
    <dc:creator>Stefan Krüger</dc:creator>
    <meta:editing-duration>PT3H1M55S</meta:editing-duration>
    <meta:editing-cycles>33</meta:editing-cycles>
    <meta:document-statistic meta:table-count="1" meta:cell-count="212" meta:object-count="0"/>
  </office:meta>
</office:document-meta>
</file>